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Intro<text:tab/>2</text:p>
          <text:p text:style-name="P5">2Image prepare<text:tab/>2</text:p>
          <text:p text:style-name="P6">2.1Parting<text:tab/>2</text:p>
          <text:p text:style-name="P6">2.2bootline<text:tab/>2</text:p>
          <text:p text:style-name="P6">2.3Extending config.txt<text:tab/>2</text:p>
          <text:p text:style-name="P5">3Creating<text:tab/>3</text:p>
          <text:p text:style-name="P5">4First Install and Update<text:tab/>3</text:p>
          <text:p text:style-name="P5">5Run Tests<text:tab/>4</text:p>
          <text:p text:style-name="P6">5.1Audio Test<text:tab/>4</text:p>
          <text:p text:style-name="P6">5.2Ensemble8<text:tab/>4</text:p>
          <text:p text:style-name="P6">5.3Standard Java Demos<text:tab/>5</text:p>
          <text:p text:style-name="P6">5.4Sun/Oracle jre<text:tab/>6</text:p>
          <text:p text:style-name="P6">5.5Sun with gluon 6<text:tab/>6</text:p>
          <text:p text:style-name="P5">6Prep 4 X<text:tab/>6</text:p>
          <text:p text:style-name="P5">7Add JRE<text:tab/>6</text:p>
          <text:p text:style-name="P5">8Links<text:tab/>7</text:p>
          <text:p text:style-name="P6">8.1alarm<text:tab/>7</text:p>
          <text:p text:style-name="P6">8.2OpenJDK<text:tab/>7</text:p>
          <text:p text:style-name="P6">8.3Liberica jre<text:tab/>7</text:p>
          <text:p text:style-name="P6">8.4Azul Zulu<text:tab/>7</text:p>
          <text:p text:style-name="P6">8.5Other<text:tab/>7</text:p>
          <text:p text:style-name="P6">8.6Hints<text:tab/>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4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Screen 800x480 and USB Audio Interface.</text:p>
      <text:p text:style-name="Text_20_body">Audio Interfaces are more stable in arch linux than in raspbian (why)</text:p>
      <text:p text:style-name="Text_20_body">Symtom: audacity sometimes stopps recording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<text:soft-pag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<text:soft-page-break/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<text:soft-page-break/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<text:soft-page-break/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p text:style-name="Text_20_body"/>
      <text:h text:style-name="Heading_20_1" text:outline-level="1"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p text:style-name="Text_20_body"/>
      <text:p text:style-name="Text_20_body"/>
      <text:p text:style-name="Text_20_body"/>
      <text:h text:style-name="P4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17T11:02:04.95</dc:date>
    <meta:editing-duration>P1DT4H7M34S</meta:editing-duration>
    <meta:editing-cycles>72</meta:editing-cycles>
    <meta:generator>OpenOffice/4.1.5$Win32 OpenOffice.org_project/415m1$Build-9789</meta:generator>
    <meta:document-statistic meta:table-count="0" meta:image-count="0" meta:object-count="0" meta:page-count="8" meta:paragraph-count="215" meta:word-count="888" meta:character-count="6398"/>
  </office:meta>
</office:document-meta>
</file>